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background-color="#FFFF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Error: addEventListener ‘DOMContentLoaded’ required</text:p>
        </text:list-item>
      </text:list>
      <text:p text:style-name="Normal"><draw:frame draw:style-name="a0" draw:name="Picture 2" text:anchor-type="as-char" svg:x="0in" svg:y="0in" svg:width="6.3in" svg:height="1.7in" style:rel-width="scale" style:rel-height="scale"><draw:image xlink:href="media/image1.png" xlink:type="simple" xlink:show="embed" xlink:actuate="onLoad"/><svg:title/><svg:desc/></draw:frame></text:p>
      <text:p text:style-name="Normal">Solution</text:p>
      <text:p text:style-name="Normal"/>
      <text:p text:style-name="Normal"><text:span text:style-name="T3"><draw:frame draw:style-name="a1" draw:name="Picture 3" text:anchor-type="as-char" svg:x="0in" svg:y="0in" svg:width="5.94234in" svg:height="2.6611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ine Wilde</meta:initial-creator>
    <dc:creator>Christine Wilde</dc:creator>
    <meta:creation-date>2017-10-24T18:42:00Z</meta:creation-date>
    <dc:date>2017-12-05T21:48:00Z</dc:date>
    <meta:template xlink:href="Normal" xlink:type="simple"/>
    <meta:editing-cycles>5</meta:editing-cycles>
    <meta:editing-duration>PT1140S</meta:editing-duration>
    <meta:document-statistic meta:page-count="1" meta:paragraph-count="1" meta:word-count="10" meta:character-count="69" meta:row-count="1" meta:non-whitespace-character-count="60"/>
  </office:meta>
</office:document-meta>
</file>